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0.oxt&#13;&#13;23.08.2019 19:10: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0.oxt&#13;&#13;23.08.2019 12:46: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2.0.0.oxt&#13;&#13;23.08.2019 12:46: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677224284343219890"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931005621803499099" text:style-name="L2">
        <text:list-item>
          <text:p text:style-name="P48">Version 2.1.2 :</text:p>
        </text:list-item>
      </text:list>
      <text:list xml:id="list3942498471566865692" text:style-name="L3">
        <text:list-item>
          <text:list>
            <text:list-item>
              <text:p text:style-name="P49">Localized help : resolved non-functional hyperlink due to API incompatibility introduced by Apache OpenOffice 4.1 (and LibreOffice 4.0).</text:p>
            </text:list-item>
          </text:list>
        </text:list-item>
      </text:list>
      <text:list xml:id="list39311164" text:continue-list="list2931005621803499099" text:style-name="L2">
        <text:list-item>
          <text:p text:style-name="P48">Version 2.1.1 :</text:p>
        </text:list-item>
      </text:list>
      <text:list xml:id="list1311333819757984852"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9314999" text:continue-list="list39311164" text:style-name="L2">
        <text:list-item>
          <text:p text:style-name="P48">Version 2.1.0 :</text:p>
        </text:list-item>
      </text:list>
      <text:list xml:id="list4595388072794270613"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9297345" text:continue-list="list39314999" text:style-name="L2">
        <text:list-item>
          <text:p text:style-name="P48">Version 2.0.0 :</text:p>
        </text:list-item>
      </text:list>
      <text:list xml:id="list6315273128674387303"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9299749" text:continue-list="list39297345" text:style-name="L2">
        <text:list-item>
          <text:p text:style-name="P48">Version 1.5.3 :</text:p>
        </text:list-item>
      </text:list>
      <text:list xml:id="list5335979929766866824"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639715194902088126"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504624427074119900"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38197589050468900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696962197239435902"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953248982561584407"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62534877708904019"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8765325918521848128"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802250093750374541"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267845486327518844"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6826282216750621" text:style-name="L17">
        <text:list-item>
          <text:p text:style-name="P63">Arg1 : <text:span text:style-name="InstructionMacro">String</text:span> : mandatory, type of control used for the button</text:p>
        </text:list-item>
      </text:list>
      <text:list xml:id="list7533005710995691749"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121523936659904884"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146325696791420496"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10000163016762662"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761554904593702272"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375946588880589949"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256960751629043905"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55437079455406517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355824539140901768"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24025272736862313"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05542376128841435"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63121447041017069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232148870691650638"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821192345874720498"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922016019592052309"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91111113489125934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94320006909417384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51459422778169719"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85955992582961834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45033063305291904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6588802261559106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930720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81198862341425337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50564068095057768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82544086887090597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3</dc:date>
     <text:p>internal</text:p>
     <text:p>Page2</text:p>
     <text:p/>
    </office:annotation>Paragraph styles</text:p>
      <text:p text:style-name="P28"><office:annotation>
     <dc:creator>BM</dc:creator>
     <dc:date>2008-03-13T00:00:00.23</dc:date>
     <text:p>internal</text:p>
     <text:p>Page7</text:p>
     <text:p/>
    </office:annotation>Hyperlinks</text:p>
      <text:p text:style-name="hlp_5f_paragraph"><text:span text:style-name="T14"><office:annotation>
      <dc:creator>BM</dc:creator>
      <dc:date>2008-03-13T00:00:00.24</dc:date>
      <text:p>internal</text:p>
      <text:p>Page3</text:p>
      <text:p/>
     </office:annotation></text:span><text:span text:style-name="T14">Text formatting</text:span></text:p>
      <text:p text:style-name="P28"><office:annotation>
     <dc:creator>BM</dc:creator>
     <dc:date>2008-03-26T00:00:00.2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4</dc:date>
     <text:p>external</text:p>
     <text:p>text/swriter/main0210.xhp</text:p>
     <text:p/>
    </office:annotation><text:span text:style-name="T14">Preview topic</text:span> </text:p>
      <text:p text:style-name="hlp_5f_paragraph">This hyperlink displays <text:s/><office:annotation>
     <dc:creator>BM</dc:creator>
     <dc:date>2008-03-15T00:00:00.2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308111" text:continue-list="list785955992582961834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9313301" text:continue-list="list3930720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5</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5</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5</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9320519" text:continue-list="list3930811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33" meta:character-count="8198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2.0.0") ' fill with your values
  setExtensionDescription("en, de")
  setDisplayName("en", "OOTyW - Typography tools for yWriter users.")
  setDisplayName("de", "OOTyW - Typographiewerkzeuge für yWriter-Anwender.")
  setTooltip("en, de", "en") ' deprecated ! starting from 3.1,use instead setExtensionDescription
endDescription  


beginAnnexes 
  useLibrary("Basic", "OOTyW/")
endAnnexes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